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5.144cm" svg:y1="4.889cm" svg:x2="7.408cm" svg:y2="4.889cm">
            <text:p text:style-name="P2"/>
          </draw:line>
          <draw:line draw:style-name="gr1" draw:text-style-name="P1" draw:layer="layout" svg:x1="5.154cm" svg:y1="7.139cm" svg:x2="5.154cm" svg:y2="4.875cm">
            <text:p text:style-name="P2"/>
          </draw:line>
        </draw:g>
        <draw:g>
          <draw:line draw:style-name="gr1" draw:text-style-name="P1" draw:layer="layout" svg:x1="5.144cm" svg:y1="4.889cm" svg:x2="7.408cm" svg:y2="4.889cm">
            <text:p text:style-name="P2"/>
          </draw:line>
          <draw:line draw:style-name="gr1" draw:text-style-name="P1" draw:layer="layout" svg:x1="5.154cm" svg:y1="7.139cm" svg:x2="5.154cm" svg:y2="4.875cm">
            <text:p text:style-name="P2"/>
          </draw:line>
        </draw:g>
        <draw:g>
          <draw:line draw:style-name="gr1" draw:text-style-name="P1" draw:layer="layout" svg:x1="5.144cm" svg:y1="4.889cm" svg:x2="7.408cm" svg:y2="4.889cm">
            <text:p text:style-name="P2"/>
          </draw:line>
          <draw:line draw:style-name="gr1" draw:text-style-name="P1" draw:layer="layout" svg:x1="5.154cm" svg:y1="7.139cm" svg:x2="5.154cm" svg:y2="4.875cm">
            <text:p text:style-name="P2"/>
          </draw:line>
        </draw:g>
        <draw:g>
          <draw:line draw:style-name="gr1" draw:text-style-name="P1" draw:layer="layout" svg:x1="5.144cm" svg:y1="4.889cm" svg:x2="7.408cm" svg:y2="4.889cm">
            <text:p text:style-name="P2"/>
          </draw:line>
          <draw:line draw:style-name="gr1" draw:text-style-name="P1" draw:layer="layout" svg:x1="5.154cm" svg:y1="7.139cm" svg:x2="5.154cm" svg:y2="4.875cm">
            <text:p text:style-name="P2"/>
          </draw:line>
        </draw:g>
        <draw:g>
          <draw:line draw:style-name="gr1" draw:text-style-name="P1" draw:layer="layout" svg:x1="12.62cm" svg:y1="4.952cm" svg:x2="10.356cm" svg:y2="4.952cm">
            <text:p text:style-name="P2"/>
          </draw:line>
          <draw:line draw:style-name="gr1" draw:text-style-name="P1" draw:layer="layout" svg:x1="12.61cm" svg:y1="6.967cm" svg:x2="12.61cm" svg:y2="4.939cm">
            <text:p text:style-name="P2"/>
          </draw:line>
        </draw:g>
        <draw:g>
          <draw:line draw:style-name="gr1" draw:text-style-name="P1" draw:layer="layout" svg:x1="5.109cm" svg:y1="11.879cm" svg:x2="7.373cm" svg:y2="11.879cm">
            <text:p text:style-name="P2"/>
          </draw:line>
          <draw:line draw:style-name="gr1" draw:text-style-name="P1" draw:layer="layout" svg:x1="5.119cm" svg:y1="9.629cm" svg:x2="5.119cm" svg:y2="11.893cm">
            <text:p text:style-name="P2"/>
          </draw:line>
        </draw:g>
        <draw:g>
          <draw:line draw:style-name="gr1" draw:text-style-name="P1" draw:layer="layout" svg:x1="12.646cm" svg:y1="11.899cm" svg:x2="10.382cm" svg:y2="11.899cm">
            <text:p text:style-name="P2"/>
          </draw:line>
          <draw:line draw:style-name="gr1" draw:text-style-name="P1" draw:layer="layout" svg:x1="12.636cm" svg:y1="9.649cm" svg:x2="12.636cm" svg:y2="11.913cm">
            <text:p text:style-name="P2"/>
          </draw:line>
        </draw:g>
        <draw:frame draw:style-name="gr2" draw:layer="layout" svg:width="2.411cm" svg:height="0.963cm" svg:x="7.62cm" svg:y="4.517cm">
          <draw:text-box>
            <text:p text:style-name="P2">PRINT</text:p>
          </draw:text-box>
        </draw:frame>
        <draw:frame draw:style-name="gr3" draw:text-style-name="P2" draw:layer="layout" svg:width="2.343cm" svg:height="1.129cm" draw:transform="rotate (1.5707963267946) translate (4.743cm 9.539cm)">
          <draw:text-box>
            <text:p text:style-name="P2">SEND</text:p>
          </draw:text-box>
        </draw:frame>
        <draw:frame draw:style-name="gr2" draw:text-style-name="P2" draw:layer="layout" svg:width="1.844cm" svg:height="0.963cm" draw:transform="rotate (-1.57079632679579) translate (13.112cm 7.321cm)">
          <draw:text-box>
            <text:p text:style-name="P2">FILE</text:p>
          </draw:text-box>
        </draw:frame>
        <draw:frame draw:style-name="gr2" draw:layer="layout" svg:width="2.653cm" svg:height="0.963cm" svg:x="7.619cm" svg:y="11.466cm">
          <draw:text-box>
            <text:p text:style-name="P2">ERASE</text:p>
          </draw:text-box>
        </draw:frame>
        <draw:frame draw:style-name="gr2" draw:layer="layout" svg:width="2.403cm" svg:height="0.963cm" svg:x="7.513cm" svg:y="5.821cm">
          <draw:text-box>
            <text:p text:style-name="P2">Report</text:p>
          </draw:text-box>
        </draw:frame>
        <draw:line draw:style-name="gr4" draw:text-style-name="P1" draw:layer="layout" svg:x1="7.5cm" svg:y1="7cm" svg:x2="10cm" svg:y2="7cm">
          <text:p text:style-name="P2"/>
        </draw:line>
        <draw:frame draw:style-name="gr2" draw:layer="layout" svg:width="1.734cm" svg:height="3.811cm" svg:x="7.796cm" svg:y="7.232cm">
          <draw:text-box>
            <text:p text:style-name="P2">data</text:p>
            <text:p text:style-name="P2">data</text:p>
            <text:p text:style-name="P2">data</text:p>
            <text:p text:style-name="P2">data</text:p>
            <text:p text:style-name="P2">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0T22:54:48</meta:creation-date>
    <dc:date>2009-01-21T05:56:58</dc:date>
    <dc:language>en-US</dc:language>
    <meta:editing-cycles>3</meta:editing-cycles>
    <meta:editing-duration>PT7H2M14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